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vg:panose-1="2 2 6 3 5 4 5 2 3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justify"/>
      <style:text-properties fo:font-weight="bold" style:font-weight-asian="bold" style:font-weight-complex="bold"/>
    </style:style>
    <style:style style:name="P2" style:parent-style-name="Standard" style:family="paragraph">
      <style:paragraph-properties fo:text-align="justify"/>
      <style:text-properties fo:font-weight="bold" style:font-weight-asian="bold" style:font-weight-complex="bold"/>
    </style:style>
    <style:style style:name="P3" style:parent-style-name="Standard" style:family="paragraph">
      <style:paragraph-properties fo:text-align="justify"/>
      <style:text-properties fo:font-weight="bold" style:font-weight-asian="bold" style:font-weight-complex="bold"/>
    </style:style>
    <style:style style:name="P4" style:parent-style-name="Standard" style:family="paragraph">
      <style:paragraph-properties fo:text-align="justify"/>
    </style:style>
    <style:style style:name="P5" style:parent-style-name="Standard" style:family="paragraph">
      <style:paragraph-properties fo:text-align="justify"/>
    </style:style>
    <style:style style:name="P6" style:parent-style-name="Standard" style:family="paragraph">
      <style:paragraph-properties fo:text-align="justify"/>
    </style:style>
    <style:style style:name="P7" style:parent-style-name="Standard" style:family="paragraph">
      <style:paragraph-properties fo:text-align="justify"/>
    </style:style>
    <style:style style:name="P8" style:parent-style-name="Standard" style:family="paragraph">
      <style:paragraph-properties fo:text-align="justify"/>
    </style:style>
    <style:style style:name="P9" style:parent-style-name="Standard" style:family="paragraph">
      <style:paragraph-properties fo:text-align="justify"/>
      <style:text-properties fo:font-weight="bold" style:font-weight-asian="bold" style:font-weight-complex="bold"/>
    </style:style>
    <style:style style:name="P10" style:parent-style-name="Standard" style:family="paragraph">
      <style:paragraph-properties fo:text-align="justify"/>
    </style:style>
    <style:style style:name="P11" style:parent-style-name="Standard" style:family="paragraph">
      <style:paragraph-properties fo:text-align="justify"/>
    </style:style>
    <style:style style:name="P12" style:parent-style-name="Standard" style:family="paragraph">
      <style:paragraph-properties fo:text-align="justify"/>
    </style:style>
    <style:style style:name="P13" style:parent-style-name="Standard" style:family="paragraph">
      <style:paragraph-properties fo:text-align="justify"/>
    </style:style>
    <style:style style:name="P14" style:parent-style-name="Standard" style:family="paragraph">
      <style:paragraph-properties fo:text-align="justify"/>
    </style:style>
    <style:style style:name="P15" style:parent-style-name="Standard" style:family="paragraph">
      <style:paragraph-properties fo:text-align="justify"/>
    </style:style>
    <style:style style:name="P16" style:parent-style-name="Standard" style:family="paragraph">
      <style:paragraph-properties fo:text-align="justify"/>
      <style:text-properties fo:font-weight="bold" style:font-weight-asian="bold" style:font-weight-complex="bold"/>
    </style:style>
    <style:style style:name="P17" style:parent-style-name="Standard" style:family="paragraph">
      <style:paragraph-properties fo:text-align="justify"/>
    </style:style>
    <style:style style:name="P18" style:parent-style-name="Standard" style:family="paragraph">
      <style:paragraph-properties fo:text-align="justify"/>
    </style:style>
    <style:style style:name="P19" style:parent-style-name="Standard" style:family="paragraph">
      <style:paragraph-properties fo:text-align="justify"/>
    </style:style>
    <style:style style:name="P20" style:parent-style-name="Standard" style:family="paragraph">
      <style:paragraph-properties fo:text-align="justify"/>
    </style:style>
    <style:style style:name="P21" style:parent-style-name="Standard" style:family="paragraph">
      <style:paragraph-properties fo:text-align="justify"/>
    </style:style>
    <style:style style:name="P22" style:parent-style-name="Standard" style:family="paragraph">
      <style:paragraph-properties fo:text-align="justify"/>
    </style:style>
    <style:style style:name="P23" style:parent-style-name="Standard" style:family="paragraph">
      <style:paragraph-properties fo:text-align="justify"/>
    </style:style>
    <style:style style:name="P24" style:parent-style-name="Standard" style:family="paragraph">
      <style:paragraph-properties fo:text-align="justify"/>
    </style:style>
    <style:style style:name="P25" style:parent-style-name="Standard" style:family="paragraph">
      <style:paragraph-properties fo:text-align="justify"/>
    </style:style>
    <style:style style:name="P26" style:parent-style-name="Standard" style:family="paragraph">
      <style:paragraph-properties fo:text-align="justify"/>
    </style:style>
    <style:style style:name="P27" style:parent-style-name="Standard" style:family="paragraph">
      <style:paragraph-properties fo:text-align="justify"/>
    </style:style>
    <style:style style:name="T28" style:parent-style-name="Policepardéfaut" style:family="text">
      <style:text-properties style:font-name="Consolas" fo:color="#9876AA" fo:font-size="10pt" style:font-size-asian="10pt"/>
    </style:style>
    <style:style style:name="P29" style:parent-style-name="Standard" style:family="paragraph">
      <style:paragraph-properties fo:text-align="justify"/>
    </style:style>
    <style:style style:name="P30" style:parent-style-name="Standard" style:family="paragraph">
      <style:paragraph-properties fo:text-align="justify"/>
    </style:style>
    <style:style style:name="P31" style:parent-style-name="Standard" style:family="paragraph">
      <style:paragraph-properties fo:text-align="justify"/>
    </style:style>
    <style:style style:name="P32" style:parent-style-name="Standard" style:family="paragraph">
      <style:paragraph-properties fo:text-align="justify"/>
    </style:style>
    <style:style style:name="P33" style:parent-style-name="Standard" style:family="paragraph">
      <style:paragraph-properties fo:text-align="center"/>
    </style:style>
    <style:style style:name="P34" style:parent-style-name="Standard" style:family="paragraph">
      <style:text-properties fo:font-weight="bold" style:font-weight-asian="bold" style:font-weight-complex="bold"/>
    </style:style>
    <style:style style:name="P35" style:parent-style-name="Standard" style:family="paragraph">
      <style:paragraph-properties fo:text-align="justify"/>
    </style:style>
    <style:style style:name="P36" style:parent-style-name="Standard" style:family="paragraph">
      <style:paragraph-properties fo:text-align="justify"/>
    </style:style>
    <style:style style:name="P37" style:parent-style-name="Standard" style:family="paragraph">
      <style:paragraph-properties fo:text-align="justify"/>
    </style:style>
    <style:style style:name="P38" style:parent-style-name="Standard" style:family="paragraph">
      <style:paragraph-properties fo:text-align="justify"/>
    </style:style>
    <style:style style:name="P39" style:parent-style-name="Standard" style:family="paragraph">
      <style:paragraph-properties fo:text-align="justify"/>
    </style:style>
    <style:style style:name="P40" style:parent-style-name="Standard" style:family="paragraph">
      <style:paragraph-properties fo:text-align="justify"/>
    </style:style>
    <style:style style:name="P41" style:parent-style-name="Standard" style:family="paragraph">
      <style:paragraph-properties fo:text-align="justify"/>
    </style:style>
    <style:style style:name="P42" style:parent-style-name="Standard" style:family="paragraph">
      <style:paragraph-properties fo:text-align="justify"/>
    </style:style>
    <style:style style:name="P43" style:parent-style-name="Standard" style:family="paragraph">
      <style:paragraph-properties fo:text-align="justify"/>
    </style:style>
    <style:style style:name="P44" style:parent-style-name="Standard" style:family="paragraph">
      <style:paragraph-properties fo:text-align="justify"/>
    </style:style>
    <style:style style:name="P45" style:parent-style-name="Standard" style:family="paragraph">
      <style:paragraph-properties fo:text-align="justify"/>
    </style:style>
    <style:style style:name="P46" style:parent-style-name="Standard" style:family="paragraph">
      <style:paragraph-properties fo:text-align="justify"/>
    </style:style>
    <style:style style:name="P47" style:parent-style-name="Standard" style:family="paragraph">
      <style:paragraph-properties fo:text-align="justify"/>
    </style:style>
    <style:style style:name="P48" style:parent-style-name="Standard" style:family="paragraph">
      <style:paragraph-properties fo:text-align="justify"/>
    </style:style>
    <style:style style:name="P49" style:parent-style-name="Standard" style:family="paragraph">
      <style:paragraph-properties fo:text-align="justify"/>
      <style:text-properties fo:font-weight="bold" style:font-weight-asian="bold" style:font-weight-complex="bold"/>
    </style:style>
    <style:style style:name="P50" style:parent-style-name="Standard" style:family="paragraph">
      <style:paragraph-properties fo:text-align="justify"/>
    </style:style>
    <style:style style:name="P51" style:parent-style-name="Standard" style:family="paragraph">
      <style:paragraph-properties fo:text-align="justify"/>
    </style:style>
    <style:style style:name="P52" style:parent-style-name="Standard" style:family="paragraph">
      <style:paragraph-properties fo:text-align="justify"/>
    </style:style>
    <style:style style:name="P53" style:parent-style-name="Standard" style:family="paragraph">
      <style:paragraph-properties fo:text-align="justify"/>
    </style:style>
    <style:style style:name="P54" style:parent-style-name="Standard" style:family="paragraph">
      <style:paragraph-properties fo:text-align="justify"/>
    </style:style>
    <style:style style:name="P55" style:parent-style-name="Standard" style:family="paragraph">
      <style:paragraph-properties fo:text-align="center"/>
    </style:style>
    <style:style style:name="P56" style:parent-style-name="Standard" style:family="paragraph">
      <style:paragraph-properties fo:text-align="center"/>
    </style:style>
    <style:style style:name="P57" style:parent-style-name="Standard" style:family="paragraph">
      <style:paragraph-properties fo:text-align="justify"/>
    </style:style>
    <style:style style:name="P58" style:parent-style-name="Standard" style:family="paragraph">
      <style:paragraph-properties fo:text-align="justify"/>
    </style:style>
    <style:style style:name="P59" style:parent-style-name="Standard" style:family="paragraph">
      <style:paragraph-properties fo:text-align="justify"/>
    </style:style>
    <style:style style:name="P60" style:parent-style-name="Standard" style:family="paragraph">
      <style:paragraph-properties fo:text-align="justify"/>
    </style:style>
    <style:style style:name="P61" style:parent-style-name="Standard" style:family="paragraph">
      <style:paragraph-properties fo:text-align="justify"/>
    </style:style>
    <style:style style:name="P62" style:parent-style-name="Standard" style:family="paragraph">
      <style:paragraph-properties fo:text-align="justify"/>
    </style:style>
    <style:style style:name="P63" style:parent-style-name="Standard" style:family="paragraph">
      <style:paragraph-properties fo:text-align="justify"/>
    </style:style>
    <style:style style:name="P64" style:parent-style-name="Standard" style:family="paragraph">
      <style:paragraph-properties fo:text-align="justify"/>
    </style:style>
    <style:style style:name="P65" style:parent-style-name="Standard" style:family="paragraph">
      <style:paragraph-properties fo:text-align="justify"/>
    </style:style>
    <style:style style:name="P66" style:parent-style-name="Standard" style:family="paragraph">
      <style:paragraph-properties fo:text-align="justify"/>
    </style:style>
    <style:style style:name="P67" style:parent-style-name="Standard" style:family="paragraph">
      <style:paragraph-properties fo:text-align="justify"/>
    </style:style>
    <style:style style:name="P68" style:parent-style-name="Standard" style:family="paragraph">
      <style:paragraph-properties fo:text-align="justify"/>
    </style:style>
    <style:style style:name="P69" style:parent-style-name="Standard" style:family="paragraph">
      <style:paragraph-properties fo:text-align="justify"/>
    </style:style>
    <style:style style:name="P70" style:parent-style-name="Standard" style:family="paragraph">
      <style:paragraph-properties fo:text-align="justify"/>
    </style:style>
    <style:style style:name="P71" style:parent-style-name="Standard" style:family="paragraph">
      <style:paragraph-properties fo:text-align="justify"/>
    </style:style>
    <style:style style:name="P72" style:parent-style-name="Standard" style:family="paragraph">
      <style:paragraph-properties fo:text-align="justify"/>
    </style:style>
    <style:style style:name="P73" style:parent-style-name="Standard" style:family="paragraph">
      <style:paragraph-properties fo:text-align="justify"/>
    </style:style>
    <style:style style:name="P74" style:parent-style-name="Standard" style:family="paragraph">
      <style:paragraph-properties fo:text-align="justify"/>
    </style:style>
    <style:style style:name="P75" style:parent-style-name="Standard" style:family="paragraph">
      <style:paragraph-properties fo:text-align="justify"/>
      <style:text-properties fo:font-weight="bold" style:font-weight-asian="bold" style:font-weight-complex="bold"/>
    </style:style>
    <style:style style:name="P76" style:parent-style-name="Standard" style:family="paragraph">
      <style:paragraph-properties fo:text-align="justify"/>
    </style:style>
    <style:style style:name="P77" style:parent-style-name="Standard" style:family="paragraph">
      <style:paragraph-properties fo:text-align="justify"/>
    </style:style>
    <style:style style:name="P78" style:parent-style-name="Standard" style:family="paragraph">
      <style:paragraph-properties fo:text-align="justify"/>
    </style:style>
    <style:style style:name="P79" style:parent-style-name="Standard" style:family="paragraph">
      <style:paragraph-properties fo:text-align="justify"/>
      <style:text-properties fo:font-weight="bold" style:font-weight-asian="bold" style:font-weight-complex="bold"/>
    </style:style>
    <style:style style:name="P80" style:parent-style-name="Standard" style:family="paragraph">
      <style:paragraph-properties fo:text-align="justify"/>
    </style:style>
    <style:style style:name="P81" style:parent-style-name="Standard" style:family="paragraph">
      <style:paragraph-properties fo:text-align="justify"/>
    </style:style>
    <style:style style:name="P82" style:parent-style-name="Standard" style:family="paragraph">
      <style:paragraph-properties fo:text-align="justify"/>
      <style:text-properties fo:font-weight="bold" style:font-weight-asian="bold" style:font-weight-complex="bold"/>
    </style:style>
    <style:style style:name="P83" style:parent-style-name="Standard" style:family="paragraph">
      <style:paragraph-properties fo:text-align="justify"/>
    </style:style>
    <style:style style:name="P84" style:parent-style-name="Standard" style:family="paragraph">
      <style:paragraph-properties fo:text-align="justify"/>
    </style:style>
    <style:style style:name="P85" style:parent-style-name="Standard" style:family="paragraph">
      <style:paragraph-properties fo:text-align="justify"/>
    </style:style>
    <style:style style:name="P86" style:parent-style-name="Standard" style:family="paragraph">
      <style:paragraph-properties fo:text-align="justify"/>
    </style:style>
    <style:style style:name="P87" style:parent-style-name="Standard" style:family="paragraph">
      <style:paragraph-properties fo:text-align="justify"/>
    </style:style>
    <style:style style:name="P88" style:parent-style-name="Standard" style:family="paragraph">
      <style:paragraph-properties fo:text-align="justify"/>
    </style:style>
    <style:style style:name="P89" style:parent-style-name="Standard" style:family="paragraph">
      <style:paragraph-properties fo:text-align="justify"/>
    </style:style>
    <style:style style:name="P90" style:parent-style-name="Standard" style:family="paragraph">
      <style:paragraph-properties fo:text-align="justify"/>
    </style:style>
    <style:style style:name="P91" style:parent-style-name="Standard" style:family="paragraph">
      <style:paragraph-properties fo:text-align="justify"/>
    </style:style>
    <style:style style:name="P92" style:parent-style-name="Standard" style:family="paragraph">
      <style:paragraph-properties fo:text-align="justify"/>
    </style:style>
    <style:style style:name="P93" style:parent-style-name="Standard" style:family="paragraph">
      <style:paragraph-properties fo:text-align="justify"/>
    </style:style>
    <style:style style:name="P94" style:parent-style-name="Standard" style:family="paragraph">
      <style:paragraph-properties fo:text-align="justify"/>
    </style:style>
    <style:style style:name="P95" style:parent-style-name="Standard" style:family="paragraph">
      <style:paragraph-properties fo:text-align="justify"/>
    </style:style>
    <style:style style:name="P96" style:parent-style-name="Standard" style:family="paragraph">
      <style:paragraph-properties fo:text-align="justify"/>
    </style:style>
    <style:style style:name="P97" style:parent-style-name="Standard" style:family="paragraph">
      <style:paragraph-properties fo:text-align="justify"/>
      <style:text-properties fo:font-weight="bold" style:font-weight-asian="bold" style:font-weight-complex="bold"/>
    </style:style>
    <style:style style:name="P98" style:parent-style-name="Standard" style:family="paragraph">
      <style:paragraph-properties fo:text-align="justify"/>
    </style:style>
    <style:style style:name="P99" style:parent-style-name="Standard" style:family="paragraph">
      <style:paragraph-properties fo:text-align="justify"/>
    </style:style>
    <style:style style:name="P100" style:parent-style-name="Standard" style:family="paragraph">
      <style:paragraph-properties fo:text-align="justify"/>
    </style:style>
    <style:style style:name="P101" style:parent-style-name="Standard" style:family="paragraph">
      <style:paragraph-properties fo:text-align="justify"/>
    </style:style>
  </office:automatic-styles>
  <office:body>
    <office:text text:use-soft-page-breaks="true">
      <text:p text:style-name="P1">Le détail du code JAVA</text:p>
      <text:p text:style-name="P2"/>
      <text:p text:style-name="P3">Démarrage de l’application</text:p>
      <text:p text:style-name="P4"/>
      <text:p text:style-name="P5">La fonction exécutée au démarrage de l’application est la fonction onCreate() de la MainActivity. Les deux premières lignes de code initialisent le contenu de l’écran avec le fichier xml activity_main.</text:p>
      <text:p text:style-name="P6"/>
      <text:p text:style-name="P7">Les lignes suivantes utilisent la fonction findViewById() pour créer un lien entre les objets graphiques du fichier xml et les objets graphiques du fichier Java. De cette manière les attributs des éléments graphiques sont modifiable dans le code Java.</text:p>
      <text:p text:style-name="P8"/>
      <text:p text:style-name="P9">Demande des permissions nécessaires</text:p>
      <text:p text:style-name="P10"/>
      <text:p text:style-name="P11">Pour permettre à l’application d’utiliser le Bluetooth du téléphone, il est nécessaire d’obtenir les permissions d’administrateur Bluetooth et d’accès à la localisation. Pour cela il faut ajouter 3 lignes de codes au fichier manifest de l’application :</text:p>
      <text:p text:style-name="P12"/>
      <text:p text:style-name="P13"/>
      <text:p text:style-name="P14">Dans l’activité principale, la demande de permission s’effectue de la manière suivante. Pour les deux permissions on vérifie qu’elles ont été autorisées, si ce n’est pas le cas, on effectue une demande de permission :</text:p>
      <text:p text:style-name="P15"/>
      <text:p text:style-name="P16">Choix de l’appareil Bluetooth</text:p>
      <text:p text:style-name="P17"/>
      <text:p text:style-name="P18">Lorsque l’utilisateur souhaite choisir un appareil auquel se connecter, il appuie sur le bouton « DEVICE ». Pour détecter cette action, nous plaçons le bouton sur écoute dans la fonction onCreate() de la MainActivity :</text:p>
      <text:p text:style-name="P19"/>
      <text:p text:style-name="P20">Quand le bouton est appuyé, nous libérons la connexion Bluetooth si il y en a une avec la fonction cancel() du ConnectThread. Nous démarrons ensuite l’ActivityDevice.</text:p>
      <text:p text:style-name="P21"/>
      <text:p text:style-name="P22">La première chose réaliser dans la fonction onCreate() de l’ActivityDevice, est l’initialisation du résultat. La fonction setResult(), affecte un code de résultat à l’activité. Le code de résultat 0 correspond au code par défauts si aucun appareil n’a été sélectionné. Comme pour la MainActivity, les éléments graphique sont identifiés par la fonction findViewById(). Un des éléments clés de cet activité et l’élément graphique de type listView, listViewBtDevice. Elle est accompagnée d’une variable list&lt;BluetoothDevice&gt; qui enregistre l’ensemble des appareil découverts.</text:p>
      <text:p text:style-name="P23"/>
      <text:p text:style-name="P24">Pour détecter les appareils disponibles, il faut que le Bluetooth soit activé. L’état du bluetooth est porté par l’objet BluetoothAdapter qu’il faut initialiser avec l’adapter par défaut de l’appareil. On utilise pour cela la fonction getDefaultAdapter() de la class BluetootAdapter. Si le Bluetooth est déjà activé, une recherche d’appareil disponibles est entamée par le bluetoothAdapter. Elle est accompagné d’une écoute de l’ACTION_FOUND de la class bluetoothDevice dans un BroadcastReceiver receiver.</text:p>
      <text:p text:style-name="P25"/>
      <text:p text:style-name="P26"><text:s/>Si le bluetooth n’est pas activé il faut démarré une demande d’activation par l’utilisateur. Cette tache est effectuée par l’activité ACTION_REQUEST_ENABLE de la class BluetoothAdapter.</text:p>
      <text:p text:style-name="P27">A la suite de cette demande l’utilisateur choisi d’activé ou non le bluetooth. Cette réponse est écouté <text:s/>par la callback onActivityResult du launcher<text:s/><text:span text:style-name="T28">BtDiscoveryActivityResultLauncher.<text:s/></text:span>Si la réponse est positive une recherche d’appareil disponibles est entamée par le bluetoothAdapter. Elle est accompagné d’une écoute de l’ACTION_FOUND de la class bluetoothDevice dans le BroadcastReceiver receiver.</text:p>
      <text:p text:style-name="P29"/>
      <text:p text:style-name="P30">Lorsque un nouvelle appareil disponible est détecté, l’ACTION_FOUND est activée et nous executons le code de la callback receiver. Dans celle-ci, nous enregistrons le nouvel appareil détecté et l’ajoutons à liste listBtDevice. La fonction setAdapter de la class listViewBtDevice affiche le contenu de la variable liste listBtDevice dans l’élement graphique de type listeView, listViewBtDevice.</text:p>
      <text:p text:style-name="P31"/>
      <text:p text:style-name="P32">A la fin de la methode onCreate() est initialisé un ClickListener sur l’élément graphique listView. Lorsqu’un élément de la liste est sélectionné, son objet BluetoothDevice est enregistré dans une variable. Pour communiquer entre deux activité il est possible de transmettre des données à l’activité mère par le biais d’un intent. Chaque donnée est identifiable par une chaine de caractère. Pour ajouté une donnée au résultat final on utilise la fonction :</text:p>
      <text:p text:style-name="P33"><text:s/>intent.putExtra(chaine_de_caractere, <text:s/>variable)</text:p>
      <text:p text:style-name="Standard">L’intent crée est ensuite défini comme résultat ace le code 1 qui indique la MainActivity qu’un appareil a été sélectionné. L’activité est arrété par la fonction finish().</text:p>
      <text:p text:style-name="Standard"/>
      <text:p text:style-name="Standard">A l’arrêt de l’ActivityDevice, le recherche Bluetooth est interrompu et le Receiver de la demande d’activation bluetooth est détruit.</text:p>
      <text:p text:style-name="Standard"/>
      <text:p text:style-name="Standard"/>
      <text:p text:style-name="P34">Connexion à l’appareil choisi</text:p>
      <text:p text:style-name="P35"/>
      <text:p text:style-name="P36">A la reprise de l’activité principale nous vérifions le code de retour de l’ActivityDevice pour savoir si un appareil à été trouvé. Si c’est le cas nous récupérons l’objet bluetoothDevice en question, enregistré dans le résultat de l’ActivityDevice.</text:p>
      <text:p text:style-name="P37">S’en suit 4 lignes de codes qui mette à jour l’affichage de l’état de connexion. Les deux fonction setText modifie le contenue des zones de texte. La fonction startAnimation, anime le logo de chargement. Les mécanismes de cette animations seront détaillé dans la parti rendu.</text:p>
      <text:p text:style-name="P38"/>
      <text:p text:style-name="P39">Après avoir mis à jour les éléments graphique, nous éxécutons un ConnectThread pour l’appareil bluetooth concerné, en permettant la communication entre le thread et la MainActivity via le Handler mhandler.</text:p>
      <text:p text:style-name="P40"/>
      <text:p text:style-name="P41">Le connectThread se présente de la manière suivante. À la création du thread, nous créons une variable Socket initialisé pour communiqué avec le BluetoothDevice spécifié en argument. La fonction de création du socket à besoin de l’UUID du BluetoothDevice. L’UUID des modules bluetooth utilisé par le boitier CarbOnFire est toujours le même. Nous l’avons renseigné dans la variable MY_UUID du connectThread. Ce thread comme pour l’autre que nous verrons plus tard est organisé par des fonction try{} catch{}. Cette organisation permet de ne pas rester bloqué dans un état et d’arreter la tache après un certain délai. Si la tache à du être arrêter, le code contenu dans la fonction catch est exécuté. Dans chaque fonction catch{} on retrouvera le même enchaînement de trois commande qui permette de renvoyé un message à la MainActivity pour l’informer du problème. <text:s/>Ici par exemple, le code d’erreur 2 est enregistré dans l’arguments1 d’un message qui est envoyé directement via le handler.</text:p>
      <text:p text:style-name="P42"/>
      <text:p text:style-name="P43"/>
      <text:p text:style-name="P44">Une fois que le ConnectThread est initialisé et que le socket est crée, nous débutons la tentative de connexion en éxécutant la fonction run du ConnectThread. On retrouve une nouvelle organisation try{} catch{} entourant la fonction Socket.connect() qui est potentiellement « risquée ». <text:s/>Si la connexion réussi rapidement, un message de code 0 est envoyé à la MainActivity, si ce n’est pas le cas le code du message est 2 et une tentative de fermeture du socket est engagée.</text:p>
      <text:p text:style-name="P45">Du coté de la MainActivity, les message sont reçu par le handler et la callback handlerMessage est<text:s/><text:soft-page-break/>exécuté à la reception de chaque message. Cette callback est découpé en plusieurs if{} conditionné par le code du message reçu. Pour le moment les deux codes de messages possiblement reçu sont le 0 et le 2. Le code 2 indique que la connexion du socket à échouée, l’affichage d’état de connexion est alors mis à jour pour notifié l’utilisateur de cet échec.</text:p>
      <text:p text:style-name="P46"/>
      <text:p text:style-name="P47">Le code 0 indique le succès de la connexion. L’état de connexion est mis à jour et on enchaîne avec la création d’un thread MyBluetoothService pour débuter la communication avec l’appareil connecté.</text:p>
      <text:p text:style-name="P48"/>
      <text:p text:style-name="P49">Réception des données</text:p>
      <text:p text:style-name="P50"/>
      <text:p text:style-name="P51">La communication bluetooth est une communication série, qui utilise un flux entrant et un flux sortant, matérialisé par un buffer d’entrée et un buffer de sortie. Lorsque nous créons le thread MyBluetoothService, un buffer d’entrée, InputStream et de sortie, OutputStream sont créé.</text:p>
      <text:p text:style-name="P52"/>
      <text:p text:style-name="P53">Lorsque nous lançons le thread, le buffer d’entrée est mis sur écoute. La fonction read(buffer) est bloquante, c’est la raison pour laquelle est insérer dans une structure try{}-catch{}. Elle s’arrête une fois qu’une chaîne de caractère est reçu. La chaine de caractère est enregistré dans la variable buffer passé en argument. La fonction en elle même prend la valeur du nombre de caractère reçus. Dans le programme, ce nombre est stocké dans la variable numBytes. Dès qu’une chaîne est reçue, un message de code 1 est envoyé à la MainActivity. Ce message contient également le contenu de la chaîne de caractère ainsi que le nombre de caractère contenu dans la chaîne. Pour ajouter ces informations à la chaîne il est nécessaire de les ajouté à un bundle. Chaque donnée ajouté au bundle doit être identifié par une chaîne de caractère. La fonction utilisée est</text:p>
      <text:p text:style-name="P54"/>
      <text:p text:style-name="P55"><text:s/>bundle.putTYPE(Chaine_De_Caractère, valeur)</text:p>
      <text:p text:style-name="P56"/>
      <text:p text:style-name="P57">La fonction msg.setData(bundle) permet de définir le bundle comme donnée du message. Ainsi le receveur du message a accés aux données.</text:p>
      <text:p text:style-name="P58"/>
      <text:p text:style-name="P59">Si la lecture du buffer prend trop de temps, la fonction catch est éxécuté. Un message de code 3 est envoyé à la MainActivity pour notifié de la déconnexion du flux entrant caractéristique d’une déconnexion de l’appareil appairé.</text:p>
      <text:p text:style-name="P60"/>
      <text:p text:style-name="P61">Comme nous l’avons dit précédemment les messages sont reçu par la MainActivity par la callback handleMessage de l’objet handle. Nous avons vu que le thread MyBluetoothService peut envoyer des messages avec deux nouveaux codes : 1 et 3.</text:p>
      <text:p text:style-name="P62"/>
      <text:p text:style-name="P63">Un message de code 1 signifie qu’une nouvelle chaîne de caractère a été lu. Pour récupérer les données transmises avec le message. On utilise la fonction getData() prenant en argument la chaîne de caractère servant à l’identification de la donnée.</text:p>
      <text:p text:style-name="P64">L’idée de ce bloc if{} et de décodés les mesures transmises et de les affichés. Les séries de mesures sont envoyés dans des trames. Une série de mesure contient la valeur de 3 mesures séparées par un point-virgule. Dans une trame, les séries sont séparées par une virgule.</text:p>
      <text:p text:style-name="P65">Dans le cas idéales, chaque nouvelle chaine de caractère reçu par l’application correspond à une trame complète. Dans la réalité ce n’est pas toujours le cas. Pour éviter toute dé-coordination, lorsqu’une trame ne peut pas être traiter (pour cause d’incomplétude par exemple) et elle est garder en mémoire dans un tableau de 1024 caractère. Quand la trame suivante est reçu, elle ajouté en fin de file dans le tableau mémoire mmbuffer[1024]. Si le tableau est déjà trop plein, toute les trames précédentes, sont effacées.</text:p>
      <text:p text:style-name="P66"/>
      <text:p text:style-name="P67">Pour décodé la trame résultante, nous convertissions le tableau de bytes en chaîne de caractère. Nous utilisons la fonction split de la class String qui découpe la chaîne passé en argument selon le caractère<text:s/><text:soft-page-break/>de séparation passé en argument. Chaque morceau de la chaîne est enregistré dans un tableau de chaîne de caractère. Le décodage de la trame se fait en deux étapes. Elle est d’abord découpé selon les série de mesures séparé par des virgules. Si il y plus d’une série de mesure l’avant dernière série de la trame est découpé selon les mesure séparé par des points-virgules. Si il y a bien trois mesures, elles sont affiché sur leur zone de textes respective. La variable mmBuffer est vidé et le compte du nombre de caractère retenu en mémoire NbBytesRecu_aux est remis à zéro.</text:p>
      <text:p text:style-name="P68"/>
      <text:p text:style-name="P69">Dans le cas où la trame n’a pas pu être décodé correctement, elle est gardé en mémoire dans le mmBufer et le compte du nombre de caractère retenu en mémoire NbBytesRecu_aux est mis à jour.</text:p>
      <text:p text:style-name="P70"/>
      <text:p text:style-name="P71"/>
      <text:p text:style-name="P72"/>
      <text:p text:style-name="P73">Le dernier cas à gérer pour le handler sont les messages avec le code 3. Il indique que la connexion avec l’appareil appairé a été perdu. Dans ce cas, les afficheurs d’état de connexion sont mis à jour, et le thread MyBluetoothService est arrêter par la fonction cancel().</text:p>
      <text:p text:style-name="P74"/>
      <text:p text:style-name="P75">Fermeture de l’application</text:p>
      <text:p text:style-name="P76"/>
      <text:p text:style-name="P77">Avant de se fermer, l’application exécute la fonction onDestroy de la MainActivity, dans celle-ci le thread de communication MyBluetoothService est arrêté. L’application est ensuite éteinte.</text:p>
      <text:p text:style-name="P78"/>
      <text:p text:style-name="P79">Aperçu et élément graphique de l’application</text:p>
      <text:p text:style-name="P80"/>
      <text:p text:style-name="P81">Le contenu graphique affiché sur l’écran est défini au lancement de l’activité principale, puis il est redéfini au démarrage d’une nouvelle activité. Pour définir le contenu graphique de l’écran on utilise la fonction setContentView(fichier.xml). Elle prend en argument un fichier de contenu graphique et l’affiche à l’écran. On retrouve cette fonction systématiquement dans les fonctions onCreate() des activités. De manière générale, chaque activité à son propre fichier xml.</text:p>
      <text:p text:style-name="P82"/>
      <text:p text:style-name="P83"/>
      <text:p text:style-name="P84">Un fichier xml s’organise en balise. Les éléments sont listés les uns à la suite des autres.Pour décrire un élément, on commence par définir sa nature (ImageView, TextView, …) puis on liste tout les attributs de l’élément. Tous les éléments, quelque soit sa nature, possède au minimum deux attributs layout_wight et layout_height qui définisse sa hauteur et sa largeur. Il est souvent utile, si ce n’est nécessaire, d’ajouté un attribut id. L’id permet d’identifier l’élément, cela sert à plein de chose comme par exemple modifier ses attributs dans un code java. Il existe des attributs de positionnement que nous détaillerons plus tard ainsi que des attributs spécifiques à la nature de l’élement. Par exemple pour un élement TextView, on peut définir le texte, sa taille, son style, sa police, etc.</text:p>
      <text:p text:style-name="P85"/>
      <text:p text:style-name="P86">Dans l’application nous utilisons trois types d’éléments graphiques : des TextView, des ImageView, une ImageButton et une ListView. Nous reviendrons sur la ListView plus tard car elle est un peu particulière.</text:p>
      <text:p text:style-name="P87"/>
      <text:p text:style-name="P88"/>
      <text:p text:style-name="P89"><text:s/>Pour positionné les éléments sur l’écran, il existe plusieurs manières de faire. Dans cette application nous en avons utilisé deux : à l’aide d’un Linear_layout et à l’aide d’un Relative_layout. Le Linear_layout positionne les éléments les uns à la suite des autres en fonction de leur ordre d’écriture dans le code. On peut choisir de juxtaposé les éléments de façon horizontale ou verticale en utilisant l’attribut android:orientation=«vertical». Cet attribut s’applique à tout le Linear_layout</text:p>
      <text:p text:style-name="P90"/>
      <text:p text:style-name="P91">Le Relative_layout place les élément les uns par rapport aux autres à l’aide des attribut du type android :layout_below=« id_élement_référant ». Ces attributs appartiennent aux éléments. Dans cet<text:s/><text:soft-page-break/>exemple, l’élément propriétaire de l’attribut est placé en-dessous de l’élément référant dont l’id est passée en argument.</text:p>
      <text:p text:style-name="P92"/>
      <text:p text:style-name="P93">Pour les deux layout, les éléments peuvent être espacés les uns des autres en leur ajoutant des attributs de marges. Par exemple, android:layout_marginLeft=«30dp»</text:p>
      <text:p text:style-name="P94"/>
      <text:p text:style-name="P95">Pour finir l’es attributs de couleur utilise la notation hexadécimale précédé d’un « # ». Par exemple pour définir une couleur d’arrière plan, on peut utiliser la balise android :background=«#A67FE2».</text:p>
      <text:p text:style-name="P96"/>
      <text:p text:style-name="P97">Fichier xml activity_main</text:p>
      <text:p text:style-name="P98"/>
      <text:p text:style-name="P99">Le contenu graphique de la MainActivity est organisé avec un Linear_layout verticale. En haut de ce layout est posistioné un bouton. Il est décomposé en deux éléments, un ImageBouton une TextView contenu dans un Relative_layout. Nous aurions pu utiliser directement un seul élément de type Button, mais l’avantage de séparé en deux éléments est de pouvoir ajouté une image personalisé pour l’arrière plan du bouton. Cela n’est pas possible avec l’élement de type button.</text:p>
      <text:p text:style-name="P100"/>
      <text:p text:style-name="P101">A la suite du bouton est placé un premier bloc Linear_layout</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vg:panose-1="2 2 6 3 5 4 5 2 3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0" fo:orphans="0" style:vertical-align="baseline" fo:margin-bottom="0in" fo:line-height="100%"/>
      <style:text-properties style:font-name="Liberation Serif" style:font-name-asian="Segoe UI" style:font-name-complex="Tahoma" fo:color="#000000" style:letter-kerning="true" fo:font-size="12pt" style:font-size-asian="12pt" style:font-size-complex="12pt" style:language-asian="zh" style:country-asian="CN" style:language-complex="hi" style:country-complex="I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François Lepetit-Aimon</meta:initial-creator>
    <dc:creator>François Lepetit-Aimon</dc:creator>
    <meta:creation-date>2021-08-16T08:33:00Z</meta:creation-date>
    <dc:date>2021-08-16T08:34:00Z</dc:date>
    <meta:template xlink:href="Normal" xlink:type="simple"/>
    <meta:editing-cycles>1</meta:editing-cycles>
    <meta:editing-duration>PT60S</meta:editing-duration>
    <meta:document-statistic meta:page-count="5" meta:paragraph-count="29" meta:word-count="2281" meta:character-count="14798" meta:row-count="104" meta:non-whitespace-character-count="12546"/>
  </office:meta>
</office:document-meta>
</file>